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16.999cm"/>
    </style:style>
    <style:style style:name="Tableau3.1" style:family="table-row">
      <style:table-row-properties fo:background-color="#f0f0f0">
        <style:background-image/>
      </style:table-row-properties>
    </style:style>
    <style:style style:name="Tableau3.A1" style:family="table-cell">
      <style:table-cell-properties style:vertical-align="middle" fo:padding="0.049cm" fo:border="none"/>
    </style:style>
    <style:style style:name="Tableau3.2" style:family="table-row">
      <style:table-row-properties fo:background-color="#ffffff">
        <style:background-image/>
      </style:table-row-properties>
    </style:style>
    <style:style style:name="Tableau3.4" style:family="table-row">
      <style:table-row-properties style:min-row-height="0.439cm"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50%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font-name="Times New Roman" fo:font-size="12pt" fo:letter-spacing="norma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style:font-name="Times New Roman" fo:font-size="12pt" fo:letter-spacing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pan text:style-name="Strong_20_Emphasis"><text:span text:style-name="T1">Fiche descriptive 3</text:span></text:span></text:p>
            <text:p text:style-name="P3"><text:bookmark text:name="r-211166111"/><text:span text:style-name="Strong_20_Emphasis"><text:span text:style-name="T1">Nom : </text:span></text:span><text:span text:style-name="Strong_20_Emphasis"><text:span text:style-name="T2">Vérification du stock de marchandises</text:span></text:span><text:span text:style-name="Strong_20_Emphasis"><text:span text:style-name="T1"> </text:span></text:span>(package « Gestion des achats »)<text:line-break/><text:span text:style-name="Strong_20_Emphasis"><text:span text:style-name="T1">Acteur(s) : </text:span></text:span><text:span text:style-name="Strong_20_Emphasis"><text:span text:style-name="T2">Employé (Gestion du stock de marchandises), Passer une commande</text:span></text:span><text:line-break/><text:span text:style-name="Strong_20_Emphasis"><text:span text:style-name="T1">Description : </text:span></text:span><text:span text:style-name="Strong_20_Emphasis"><text:span text:style-name="T2">L'acteur veut connaître l'état du stock de marchandises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2">24</text:span></text:span><text:span text:style-name="T2">/0</text:span>6/2019</text:p>
            <text:p text:style-name="P1"><text:bookmark text:name="r-213020511"/><text:span text:style-name="Strong_20_Emphasis"><text:span text:style-name="T1">Pré-conditions : </text:span></text:span><text:span text:style-name="Strong_20_Emphasis"><text:span text:style-name="T2">Gestion du stock de marchandises, Passer une commande.</text:span></text:span><text:line-break/><text:span text:style-name="Strong_20_Emphasis"><text:span text:style-name="T1">Démarrage : </text:span></text:span>L’utilisateur a ouvert l'onglet de vérification<text:span text:style-name="Strong_20_Emphasis"><text:span text:style-name="T2"> du stock de marchandises.</text:span></text:span></text:p>
            <text:p text:style-name="P1"/>
          </table:table-cell>
        </table:table-row>
        <table:table-row table:style-name="Tableau3.2">
          <table:table-cell table:style-name="Tableau3.A1" office:value-type="string">
            <text:p text:style-name="P3"><text:bookmark text:name="r-211166411"/><text:span text:style-name="Strong_20_Emphasis"><text:span text:style-name="T1">DESCRIPTION</text:span></text:span></text:p>
            <text:p text:style-name="P3"><text:span text:style-name="Strong_20_Emphasis"><text:span text:style-name="T1">Le scénario nominal :</text:span></text:span></text:p>
            <text:p text:style-name="P2"><text:span text:style-name="Emphasis"><text:span text:style-name="T4">1</text:span></text:span><text:span text:style-name="Emphasis"><text:span text:style-name="T3">. </text:span></text:span><text:span text:style-name="Emphasis"><text:span text:style-name="T5">L</text:span></text:span><text:span text:style-name="Emphasis"><text:span text:style-name="T7">’ utilisateur </text:span></text:span><text:span text:style-name="Emphasis"><text:span text:style-name="T5">demande l'état du stock pour ce produit.</text:span></text:span></text:p>
            <text:p text:style-name="P2"><text:span text:style-name="Emphasis"><text:span text:style-name="T5">2. Le </text:span></text:span><text:span text:style-name="Emphasis"><text:span text:style-name="T6">système</text:span></text:span><text:span text:style-name="Emphasis"><text:span text:style-name="T5"> renvoi l'état du stock pour ce produit.</text:span></text:span></text:p>
            <text:p text:style-name="P2"><text:span text:style-name="Emphasis"><text:span text:style-name="T5"/></text:span></text:p>
          </table:table-cell>
        </table:table-row>
        <table:table-row table:style-name="Tableau3.1">
          <table:table-cell table:style-name="Tableau3.A1" office:value-type="string">
            <text:p text:style-name="P3"><text:bookmark text:name="r-211166911"/><text:span text:style-name="Strong_20_Emphasis"><text:span text:style-name="T1">Les scénarios alternatifs :</text:span></text:span><text:bookmark text:name="r-211167511"/><text:bookmark text:name="r-211167611"/></text:p>
          </table:table-cell>
        </table:table-row>
        <table:table-row table:style-name="Tableau3.4">
          <table:table-cell table:style-name="Tableau3.A1" office:value-type="string">
            <text:p text:style-name="P3"><text:span text:style-name="Strong_20_Emphasis"><text:span text:style-name="T1">Les scénarios d'exceptions : </text:span></text:span></text:p>
          </table:table-cell>
        </table:table-row>
        <table:table-row table:style-name="Tableau3.1">
          <table:table-cell table:style-name="Tableau3.A1" office:value-type="string">
            <text:p text:style-name="P1"><text:bookmark text:name="r-211167711"/><text:span text:style-name="Strong_20_Emphasis"><text:span text:style-name="T1">Fin : </text:span></text:span><text:span text:style-name="Strong_20_Emphasis"><text:span text:style-name="T2">Scénario nominal : à l'étape 1, sur décision de l'utilisateur.</text:span></text:span></text:p>
          </table:table-cell>
        </table:table-row>
      </table:table>
      <text:p text:style-name="P1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33S</meta:editing-duration>
    <meta:editing-cycles>22</meta:editing-cycles>
    <meta:generator>OpenOffice/4.1.6$Win32 OpenOffice.org_project/416m1$Build-9790</meta:generator>
    <dc:date>2019-07-22T16:29:35.79</dc:date>
    <meta:document-statistic meta:table-count="1" meta:image-count="0" meta:object-count="0" meta:page-count="1" meta:paragraph-count="11" meta:word-count="114" meta:character-count="737"/>
    <meta:user-defined meta:name="Info 1"/>
    <meta:user-defined meta:name="Info 2"/>
    <meta:user-defined meta:name="Info 3"/>
    <meta:user-defined meta:name="Info 4"/>
  </office:meta>
</office:document-meta>
</file>